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RANJA AVICOLA SANTO TOMAS E.I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RANJA AVICOLA SANTO TOMAS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REDES PANDURO LEOPOLDO JAVI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TORRES AGUILAR, LIND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8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/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1T20:27:2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